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1e6ae4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1e6ae4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officeooo:rsid="00001c12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5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fo:language="en" fo:country="US" fo:font-style="italic" style:text-underline-style="solid" style:text-underline-width="auto" style:text-underline-color="font-color" fo:font-weight="bold" officeooo:rsid="00001c12" style:font-style-asian="italic" style:font-weight-asian="bold" style:font-name-complex="Times New Roman1"/>
    </style:style>
    <style:style style:name="T7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8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L</text:span><text:span text:style-name="T7">I</text:span><text:span text:style-name="T6">X</text:span></text:p>
      <text:p text:style-name="P2"><text:span text:style-name="T8">Вдоль стен сверхсекретного исследовательского центра космических разработок скользнула женская фигура, осторожно скрываясь от света прожекторов. Охранники на входе озирались по сторонам, подозревая что-то неладное. Джейн осторожно спрыгнула сзади них и в следующее мгновение они безмолвно лежали у дверей. Прошло еще пару минут, и девушка шла по исследовательскому центру, одетая в халат, в сторону блока блок Z. Быстро справившись с биометрической защитой и попав в лабораторию, она незамедлительно направилась к главному компьютеру. Миновав ученых и охрану, она загрузила программу, после чего удалилась. Выйдя из центра, она так же незаметно миновала системы защиты и, покинув стены лаборатории, села в вертолет, где ее ждала Мария. </text:span></text:p>
      <text:p text:style-name="P2"><text:span text:style-name="T8">–Ну как успехи? – спросила она. </text:span></text:p>
      <text:p text:style-name="P2"><text:span text:style-name="T8">–Устройство установлено, доступ получен. </text:span></text:p>
      <text:p text:style-name="P2"><text:span text:style-name="T8">–Прекрасно, Джейн, прекрасно. Поспи пока, – улыбнувшись, сказала Мария, набрав что-то на ноутбуке, после чего глаза Джейн оказались закрыты, и она сползла на сидение. </text:span></text:p>
      <text:p text:style-name="P2"><text:span text:style-name="T8">Через час она вошла в лабораторию. За ней шел Алексей и нес на руках Джейн. Виктор томно играл на скрипке, стоя у окна. </text:span></text:p>
      <text:p text:style-name="P2"><text:span text:style-name="T8">–Прекращай уже на своей балалайке тренькать! Мир практически у нас в руках! – строго крикнула ему Мария.</text:span></text:p>
      <text:p text:style-name="P2"><text:span text:style-name="T8">–Ты не понимаешь искусства, – ответил Виктор.</text:span></text:p>
      <text:p text:style-name="P2"><text:span text:style-name="T8">–Прекращай, а. Если бы не я, ты бы так и сидел, лишь с бредовыми планами в голове! </text:span></text:p>
      <text:p text:style-name="P2"><text:span text:style-name="T8">–Ты что сделала с нашим цветочком?!</text:span></text:p>
      <text:p text:style-name="P2"><text:soft-page-break/><text:span text:style-name="T8">–Успокойся, она всего лишь в анабиозе. Все нормально. Уверена, она еще пригодится нам. </text:span></text:p>
      <text:p text:style-name="P2"><text:span text:style-name="T8">В зал вбежал человек. Он испуганно посмотрел на Марию. Его вид выражал сильное волнение. </text:span></text:p>
      <text:p text:style-name="P2"><text:span text:style-name="T8">–Что у тебя такое?! – гневно спросила девушка. </text:span></text:p>
      <text:p text:style-name="P2"><text:span text:style-name="T8">–Мы потеряли связь с группой гамма. Они обнаружили миссис академик и после того, как направились на ее захват, пропала связь. </text:span></text:p>
      <text:p text:style-name="P2"><text:span text:style-name="T8">–Ты же понимаешь, что подвел меня, – сказала Мария, доставая рукоять. </text:span></text:p>
      <text:p text:style-name="P2"><text:span text:style-name="T8">–Мария Юрьевна, прошу, дайте еще шанс.</text:span></text:p>
      <text:p text:style-name="P2"><text:span text:style-name="T8">–Я никогда не да шансов, – ответила девушка. Между шариков проскочила со щелчком искра и устремилась в его тело. Вошедшие люди уволокли упавшего. </text:span></text:p>
      <text:p text:style-name="P2"><text:span text:style-name="T8">Мария открыла ноутбук и начала стучать пальцами по клавишам. На экране отобразилось получение доступа к базам исследовательского центра и статус сближения спутников для образования энергетического кольца. В зал вошел очередной человек в костюме. </text:span></text:p>
      <text:p text:style-name="P2"><text:span text:style-name="T8">–Мария Юрьевна, у нас гости, – произнес он.</text:span></text:p>
      <text:p text:style-name="P2"><text:span text:style-name="T8">–И кто же? Мы не ждем гостей. </text:span></text:p>
      <text:p text:style-name="P2"><text:span text:style-name="T8">–Он, – ответил человек, показывая на экран, где высвечивались изображения с камер. К офису спокойно шел человек, в цилиндре с аккуратной тростью. На лице его была улыбка, а весь вид выражал уверенность и спокойствие. В другой руке он нес небольшой титановый чемодан. На ногах были изысканные туфли, а глаза прикрывали черные очки. Все застыли, глядя на экран и не понимая, что происходит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52:00.434000000</meta:creation-date>
    <dc:date>2022-05-15T19:52:21.434000000</dc:date>
    <meta:editing-duration>PT21S</meta:editing-duration>
    <meta:editing-cycles>1</meta:editing-cycles>
    <meta:document-statistic meta:table-count="0" meta:image-count="0" meta:object-count="0" meta:page-count="2" meta:paragraph-count="21" meta:word-count="403" meta:character-count="2676" meta:non-whitespace-character-count="2271"/>
    <meta:generator>LibreOffice/7.2.2.2$Windows_X86_64 LibreOffice_project/02b2acce88a210515b4a5bb2e46cbfb63fe97d56</meta:generator>
  </office:meta>
</office:document-meta>
</file>